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>
      <style:paragraph-properties fo:break-before="page"/>
    </style:style>
    <style:style style:name="P5" style:family="paragraph" style:parent-style-name="Preformatted_20_Text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11d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><text:soft-page-break/></text:p>
      <text:p text:style-name="Title">ABSTRACT</text:p>
      <text:p text:style-name="Title"/>
      <text:p text:style-name="Title"/>
      <text:p text:style-name="P4">INTRODUCTION</text:p>
      <text:p text:style-name="Text_20_body">Idiopathic Pulmonary Fibrosis (IPF) is a deadly disease <text:span text:style-name="T1">for which</text:span> <text:span text:style-name="T1">there is currently no available cure</text:span>. </text:p>
      <text:p text:style-name="Text_20_body"/>
      <text:p text:style-name="Preformatted_20_Text"/>
      <text:p text:style-name="Title"/>
      <text:p text:style-name="P4"/>
      <text:p text:style-name="P4">BIBLIOGRAPHICAL <text:s/>REVIEW</text:p>
      <text:p text:style-name="Preformatted_20_Text"/>
      <text:p text:style-name="Preformatted_20_Text"/>
      <text:p text:style-name="Title"/>
      <text:p text:style-name="P4">METHODS</text:p>
      <text:p text:style-name="Preformatted_20_Text"/>
      <text:p text:style-name="Title"/>
      <text:p text:style-name="P4">RESULTS AND DISCUSSION</text:p>
      <text:p text:style-name="Preformatted_20_Text"/>
      <text:p text:style-name="Title"/>
      <text:p text:style-name="P4">CONCLUSION</text:p>
      <text:p text:style-name="Preformatted_20_Text"/>
      <text:p text:style-name="Title"/>
      <text:p text:style-name="P4">REFERENCES</text:p>
      <text:p text:style-name="Preformatted_20_Text"/>
      <text:p text:style-name="Title"/>
      <text:p text:style-name="P4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8:25:20.506451359</dc:date>
    <meta:editing-duration>PT5M13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11" meta:character-count="796" meta:non-whitespace-character-count="705"/>
  </office:meta>
</office:document-meta>
</file>